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February 18, 2022 (04:18: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rectangle"/>A Constructor for Rectangle<text:bookmark-end text:name="a-constructor-for-rectangle"/></text:h>
      <text:list text:style-name="L1">
        <text:list-item>
          <text:p text:style-name="P1">Open the “Rectangle” project you created in the “Rectangle Class” lab.</text:p>
        </text:list-item>
        <text:list-item>
          <text:p text:style-name="P1">In “Rectangle.cs”, add a constructor to <text:span text:style-name="NormalTok">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Rectangle</text:span><text:span text:style-name="OperatorTok">()</text:span> instantiation statements are now highlighted as errors, because <text:span text:style-name="NormalTok">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Rectangle</text:span> to make it easier to write these statements.</text:p>
      <text:list text:style-name="L2">
        <text:list-item>
          <text:p text:style-name="P5">In “Rectangle.cs”, add the following method to <text:span text:style-name="NormalTok">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18T21:18:18Z</meta:creation-date>
    <dc:date>2022-02-18T21:18:18Z</dc:date>
    <meta:user-defined meta:name="date" meta:value-type="string">February  18, 2022 (04:18: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